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07b" officeooo:paragraph-rsid="001ec0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ababab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08:36:48.658043183</meta:creation-date>
    <dc:date>2024-09-23T08:37:05.932754080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24.8.1.2$Linux_X86_64 LibreOffice_project/480$Build-2</meta:generator>
  </office:meta>
</office:document-meta>
</file>